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876cm" svg:height="6.581cm" svg:x="2.54cm" svg:y="2.65cm">
          <draw:text-box>
            <text:p><text:span text:style-name="T1">1. Change directories</text:span></text:p>
            <text:p><text:span text:style-name="T1"/></text:p>
            <text:p><text:span text:style-name="T1">2. Use pwd to see where you are</text:span></text:p>
            <text:p><text:span text:style-name="T1"/></text:p>
            <text:p><text:span text:style-name="T1">3. Use ls to list the contents of the direct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3.876cm" svg:height="6.581cm" svg:x="2.54cm" svg:y="2.55cm">
          <draw:text-box>
            <text:p><text:span text:style-name="T1">1. Add a swc directory for us to work in today</text:span></text:p>
            <text:p><text:span text:style-name="T1"/></text:p>
            <text:p><text:span text:style-name="T1">2. Change directories</text:span></text:p>
            <text:p><text:span text:style-name="T1"/></text:p>
            <text:p><text:span text:style-name="T1">3. Check the contents of the directory using 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3.876cm" svg:height="5.315cm" svg:x="2.54cm" svg:y="2.75cm">
          <draw:text-box>
            <text:p><text:span text:style-name="T1">1. Create a data.txt file just like this one</text:span></text:p>
            <text:p><text:span text:style-name="T1"><text:s text:c="4"/></text:span><text:span text:style-name="T1">the raw data is pasted into the etherpad</text:span></text:p>
            <text:p><text:span text:style-name="T1"/></text:p>
            <text:p><text:span text:style-name="T1">2. Use ls to confirm that your file exi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876cm" svg:height="14.177cm" svg:x="2.54cm" svg:y="1.15cm">
          <draw:text-box>
            <text:p><text:span text:style-name="T1">1. Create a backup of your datafile</text:span></text:p>
            <text:p><text:span text:style-name="T1"><text:s text:c="4"/></text:span><text:span text:style-name="T1">(you do keep backups of your data right?)</text:span></text:p>
            <text:p><text:span text:style-name="T1"/></text:p>
            <text:p><text:span text:style-name="T1">2. Make a directory called backup</text:span></text:p>
            <text:p><text:span text:style-name="T1"/></text:p>
            <text:p><text:span text:style-name="T1">3. Make a copy of your data.txt file</text:span></text:p>
            <text:p><text:span text:style-name="T1"/></text:p>
            <text:p><text:span text:style-name="T1">4. Move it into the backup folder</text:span></text:p>
            <text:p><text:span text:style-name="T1"/></text:p>
            <text:p><text:span text:style-name="T1">5. Give the original data file and the backup <text:s text:c="9"/>meaningful na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3.876cm" svg:height="9.404cm" svg:x="2.54cm" svg:y="1.85cm">
          <draw:text-box>
            <text:p><text:span text:style-name="T1">1. Find the data row with the fewest <text:s text:c="21"/>individuals and print it</text:span></text:p>
            <text:p><text:span text:style-name="T1"/></text:p>
            <text:p><text:span text:style-name="T1">2. You'll need to use either</text:span></text:p>
            <text:p><text:span text:style-name="T1"><text:s text:c="4"/></text:span><text:span text:style-name="T1">a. </text:span><text:span text:style-name="T2">head</text:span><text:span text:style-name="T1">, the opposite of tail</text:span></text:p>
            <text:p><text:span text:style-name="T1"><text:s text:c="4"/></text:span><text:span text:style-name="T1">b. or add an argument to </text:span><text:span text:style-name="T2">sort</text:span></text:p>
            <text:p><text:span text:style-name="T1"><text:s text:c="8"/></text:span><text:span text:style-name="T1">use </text:span><text:span text:style-name="T2">--help</text:span><text:span text:style-name="T1"> to get more inform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3.876cm" svg:height="2.783cm" svg:x="2.54cm" svg:y="5.25cm">
          <draw:text-box>
            <text:p><text:span text:style-name="T1">Find the data row with the second most individuals, using pipes, sort, head, and ta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3.876cm" svg:height="4.049cm" svg:x="2.54cm" svg:y="5.25cm">
          <draw:text-box>
            <text:p><text:span text:style-name="T1">Create a text file that contains the counts of each species sorted alphabetically by species na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3.876cm" svg:height="4.049cm" svg:x="2.54cm" svg:y="5.25cm">
          <draw:text-box>
            <text:p><text:span text:style-name="T1">Write a loop that prints out the name of each datafile followed by the most common species in that dataf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White</meta:initial-creator>
    <meta:creation-date>2013-02-05T22:25:42</meta:creation-date>
    <meta:editing-duration>PT11H19M10S</meta:editing-duration>
    <meta:editing-cycles>19</meta:editing-cycles>
    <dc:date>2013-03-22T23:45:02</dc:date>
    <dc:creator>Ethan White</dc:creator>
    <meta:generator>LibreOffice/3.6$Linux_X86_64 LibreOffice_project/360m1$Build-2</meta:generator>
    <meta:document-statistic meta:object-count="45"/>
  </office:meta>
</office:document-meta>
</file>